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EF0000010088AAB1991880EA09.png" manifest:media-type="image/png"/>
  <manifest:file-entry manifest:full-path="Pictures/10000200000000AB000000ABB8FBD718341C8EF8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paragraph-rsid="001d80ee"/>
    </style:style>
    <style:style style:name="P2" style:family="paragraph" style:parent-style-name="Standard">
      <style:paragraph-properties fo:text-align="start" style:justify-single-word="false"/>
      <style:text-properties officeooo:paragraph-rsid="001d80ee"/>
    </style:style>
    <style:style style:name="P3" style:family="paragraph" style:parent-style-name="Standard">
      <style:paragraph-properties fo:text-align="start" style:justify-single-word="false"/>
      <style:text-properties officeooo:rsid="0008d9a8" officeooo:paragraph-rsid="001d80ee"/>
    </style:style>
    <style:style style:name="P4" style:family="paragraph" style:parent-style-name="Standard" style:list-style-name="L1">
      <style:paragraph-properties fo:text-align="start" style:justify-single-word="false"/>
      <style:text-properties officeooo:paragraph-rsid="001d80ee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08d9a8" officeooo:paragraph-rsid="001d80ee"/>
    </style:style>
    <style:style style:name="T1" style:family="text">
      <style:text-properties style:text-position="super 58%"/>
    </style:style>
    <style:style style:name="T2" style:family="text">
      <style:text-properties officeooo:rsid="00103b43"/>
    </style:style>
    <style:style style:name="T3" style:family="text">
      <style:text-properties officeooo:rsid="000f44fc"/>
    </style:style>
    <style:style style:name="T4" style:family="text">
      <style:text-properties officeooo:rsid="00168153"/>
    </style:style>
    <style:style style:name="T5" style:family="text">
      <style:text-properties officeooo:rsid="001d80ee"/>
    </style:style>
    <style:style style:name="T6" style:family="text">
      <style:text-properties officeooo:rsid="00207d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#<text:variable-set text:name="Assignment" office:value-type="float" office:value="8.01" style:data-style-name="N0">8.01</text:variable-set>: <text:span text:style-name="T4">Centripetal Force and Acceleration</text:span></text:p>
      <text:p text:style-name="P2"/>
      <text:list xml:id="list7755771211875325137" text:style-name="L1">
        <text:list-item>
          <text:p text:style-name="P4">A carnival ride has a circular wheel with a radius of <text:span text:style-name="T5">4.5</text:span> meters. <text:s/>It rotates with a tangential velocity of 10 m/s. <text:s/>What is the acceleration that a person on this ride will feel?</text:p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4702813499167" text:continue-numbering="true" text:style-name="L1">
        <text:list-item>
          <text:p text:style-name="P4">You are swinging a bucket of water around in a vertical circle, with a radius of 1.<text:span text:style-name="T5">1</text:span> meter<text:span text:style-name="T5">s</text:span>. <text:s/></text:p>
          <text:list>
            <text:list-item>
              <text:p text:style-name="P4">What is the minimum velocity you must swing the bucket with in order to keep the water in the bucket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list xml:id="list84702867310872" text:continue-numbering="true" text:style-name="L1">
        <text:list-item>
          <text:list>
            <text:list-item>
              <text:p text:style-name="P4">How long would it take to make one full rotation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list xml:id="list84703301717113" text:continue-numbering="true" text:style-name="L1">
        <text:list-item>
          <text:p text:style-name="P4">A compact disk will shatter if its rotational rate exceeds 2<text:span text:style-name="T5">9,5</text:span>00 rotations per minute. <text:s/>A CD has a radius of 0.08 meters.</text:p>
          <text:list>
            <text:list-item>
              <text:p text:style-name="P4">Calculate the speed at which the CD will shatter.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4703144078169" text:continue-numbering="true" text:style-name="L1">
        <text:list-item>
          <text:list>
            <text:list-item>
              <text:p text:style-name="P4">A section of CD, at a distance of 7 cm from the center of the disk has a mass of 1.2 grams. What is the force on this section of the CD?</text:p>
            </text:list-item>
          </text:list>
        </text:list-item>
      </text:list>
      <text:p text:style-name="P2"/>
      <text:p text:style-name="P2"/>
      <text:p text:style-name="P2"/>
      <text:p text:style-name="P2"/>
      <text:p text:style-name="P2"/>
      <text:p text:style-name="P2"/>
      <text:p text:style-name="P2"/>
      <text:list xml:id="list84703989049837" text:continue-numbering="true" text:style-name="L1">
        <text:list-item>
          <text:p text:style-name="P4"><text:soft-page-break/>In a move, Batman holds on to a helicopter rotor as it spins, before climbing into the helicopter. The helicopter has blades that are 4 meters long, and rotate <text:span text:style-name="T5">5</text:span> times per second. <text:s/></text:p>
          <text:list>
            <text:list-item>
              <text:p text:style-name="P5">What is the <text:span text:style-name="T6">circumference</text:span> of the circle made by the helicopter blades? <text:s text:c="2"/></text:p>
            </text:list-item>
          </text:list>
        </text:list-item>
      </text:list>
      <text:p text:style-name="P3"/>
      <text:p text:style-name="P3"/>
      <text:p text:style-name="P3"/>
      <text:p text:style-name="P3"/>
      <text:p text:style-name="P3"/>
      <text:list xml:id="list84702759740877" text:continue-numbering="true" text:style-name="L1">
        <text:list-item>
          <text:list>
            <text:list-item>
              <text:p text:style-name="P4">What is the velocity that the blades rotate with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4702684223096" text:continue-numbering="true" text:style-name="L1">
        <text:list-item>
          <text:list>
            <text:list-item>
              <text:p text:style-name="P4">What is the acceleration that batman feels? <text:s/>How many g<text:span text:style-name="T2">'</text:span>s is thi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4703465777216" text:continue-numbering="true" text:style-name="L1">
        <text:list-item>
          <text:list>
            <text:list-item>
              <text:p text:style-name="P4">If batman has a mass of 80 kg, what is the force that he feels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4702579242169" text:continue-numbering="true" text:style-name="L1">
        <text:list-item>
          <text:list>
            <text:list-item>
              <text:p text:style-name="P5">What happens to Batman?</text:p>
            </text:list-item>
          </text:list>
        </text:list-item>
      </text:list>
      <text:p text:style-name="P2"/>
      <text:p text:style-name="P2"/>
      <text:p text:style-name="P2"/>
      <text:p text:style-name="P2"/>
      <text:list xml:id="list84702713273921" text:continue-numbering="true" text:style-name="L1">
        <text:list-item>
          <text:p text:style-name="P4">A penny is placed on top of a horizontal turntable, 5 cm from the axis of rotation. <text:s/>The coefficient of friction between the turntable and the penny is 0.25. <text:s/>If the mass of the penny is 0.005 <text:span text:style-name="T3">k</text:span>g, at what speed would the turntable cause the penny to slide off?</text:p>
        </text:list-item>
      </text:list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8FBD718341C8EF8.png" xlink:type="simple" xlink:show="embed" xlink:actuate="onLoad"/></draw:frame><draw:frame draw:style-name="Mfr1" draw:name="graphics1" text:anchor-type="paragraph" svg:x="0.0236in" svg:y="-0.4299in" svg:width="0.75in" svg:height="0.8in" draw:z-index="3"><draw:image xlink:href="Pictures/10000201000000EF0000010088AAB1991880EA09.png" xlink:type="simple" xlink:show="embed" xlink:actuate="onLoad"/></draw:frame> <text:s text:c="20"/>Name:<text:tab/><text:tab/><text:date style:data-style-name="N37" text:date-value="2021-02-22T08:47:02.279606899" text:date-adjust="PT24H00M00S">02/23/21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1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19:37:39.452250498</meta:creation-date>
    <meta:editing-duration>PT5M46S</meta:editing-duration>
    <meta:editing-cycles>5</meta:editing-cycles>
    <meta:generator>LibreOffice/5.2.7.2$Linux_X86_64 LibreOffice_project/20$Build-2</meta:generator>
    <dc:date>2021-02-22T08:47:02.162698797</dc:date>
    <meta:document-statistic meta:table-count="0" meta:image-count="2" meta:object-count="0" meta:page-count="2" meta:paragraph-count="17" meta:word-count="308" meta:character-count="1607" meta:non-whitespace-character-count="1283"/>
  </office:meta>
</office:document-meta>
</file>